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style:font-name="Aptos" style:font-name-asian="Aptos" style:font-name-complex="Aptos"/>
    </style:style>
    <style:style style:name="T16" style:parent-style-name="DefaultParagraphFont" style:family="text">
      <style:text-properties style:font-name="Aptos" style:font-name-asian="Aptos" style:font-name-complex="Aptos"/>
    </style:style>
    <style:style style:name="T17" style:parent-style-name="DefaultParagraphFont" style:family="text">
      <style:text-properties style:font-name="Aptos" style:font-name-asian="Aptos" style:font-name-complex="Aptos"/>
    </style:style>
    <style:style style:name="T18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19" style:parent-style-name="DefaultParagraphFont" style:family="text">
      <style:text-properties style:font-name="Aptos" style:font-name-asian="Aptos" style:font-name-complex="Aptos"/>
    </style:style>
    <style:style style:name="TableColumn21" style:family="table-column">
      <style:table-column-properties style:column-width="0.9687in" style:use-optimal-column-width="false"/>
    </style:style>
    <style:style style:name="TableColumn22" style:family="table-column">
      <style:table-column-properties style:column-width="0.4583in" style:use-optimal-column-width="false"/>
    </style:style>
    <style:style style:name="TableColumn23" style:family="table-column">
      <style:table-column-properties style:column-width="0.4451in" style:use-optimal-column-width="false"/>
    </style:style>
    <style:style style:name="TableColumn24" style:family="table-column">
      <style:table-column-properties style:column-width="0.5013in" style:use-optimal-column-width="false"/>
    </style:style>
    <style:style style:name="TableColumn25" style:family="table-column">
      <style:table-column-properties style:column-width="0.6006in" style:use-optimal-column-width="false"/>
    </style:style>
    <style:style style:name="TableColumn26" style:family="table-column">
      <style:table-column-properties style:column-width="0.7048in" style:use-optimal-column-width="false"/>
    </style:style>
    <style:style style:name="TableColumn27" style:family="table-column">
      <style:table-column-properties style:column-width="0.8881in" style:use-optimal-column-width="false"/>
    </style:style>
    <style:style style:name="TableColumn28" style:family="table-column">
      <style:table-column-properties style:column-width="0.943in" style:use-optimal-column-width="false"/>
    </style:style>
    <style:style style:name="TableColumn29" style:family="table-column">
      <style:table-column-properties style:column-width="1.0972in" style:use-optimal-column-width="false"/>
    </style:style>
    <style:style style:name="Table20" style:family="table">
      <style:table-properties style:width="6.6076in" fo:margin-left="0in" table:align="left"/>
    </style:style>
    <style:style style:name="TableRow30" style:family="table-row">
      <style:table-row-properties style:min-row-height="0.2083in"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 style:min-row-height="0.2083in"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52" style:parent-style-name="DefaultParagraphFont" style:family="text">
      <style:text-properties style:font-name="Aptos" style:font-name-asian="Aptos" style:font-name-complex="Apto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67" style:parent-style-name="Hyperlink" style:family="text">
      <style:text-properties style:font-name="Aptos" style:font-name-asian="Aptos" style:font-name-complex="Aptos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Hyperlink" style:family="text">
      <style:text-properties style:font-name="Aptos" style:font-name-asian="Aptos" style:font-name-complex="Aptos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Hyperlink" style:family="text">
      <style:text-properties style:font-name="Aptos" style:font-name-asian="Aptos" style:font-name-complex="Apto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Hyperlink" style:family="text">
      <style:text-properties style:font-name="Aptos" style:font-name-asian="Aptos" style:font-name-complex="Aptos"/>
    </style:style>
    <style:style style:name="TableRow79" style:family="table-row">
      <style:table-row-properties style:min-row-height="0.2083in"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Aptos" style:font-name-asian="Aptos" style:font-name-complex="Apto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="Aptos" style:font-name-asian="Aptos" style:font-name-complex="Aptos" fo:font-size="10.5pt" style:font-size-asian="10.5pt" style:font-size-complex="10.5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Aptos" style:font-name-asian="Aptos" style:font-name-complex="Aptos" fo:font-size="10.5pt" style:font-size-asian="10.5pt" style:font-size-complex="10.5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Aptos" style:font-name-asian="Aptos" style:font-name-complex="Aptos" fo:font-size="10.5pt" style:font-size-asian="10.5pt" style:font-size-complex="10.5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="Aptos" style:font-name-asian="Aptos" style:font-name-complex="Aptos" fo:font-size="10.5pt" style:font-size-asian="10.5pt" style:font-size-complex="10.5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Aptos" style:font-name-asian="Aptos" style:font-name-complex="Apto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119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Hyperlink" style:family="text">
      <style:text-properties style:font-name="Aptos" style:font-name-asian="Aptos" style:font-name-complex="Apto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Hyperlink" style:family="text">
      <style:text-properties style:font-name="Aptos" style:font-name-asian="Aptos" style:font-name-complex="Apto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128" style:parent-style-name="Hyperlink" style:family="text">
      <style:text-properties style:font-name="Aptos" style:font-name-asian="Aptos" style:font-name-complex="Apto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Hyperlink" style:family="text">
      <style:text-properties style:font-name="Aptos" style:font-name-asian="Aptos" style:font-name-complex="Aptos"/>
    </style:style>
    <style:style style:name="TableRow132" style:family="table-row">
      <style:table-row-properties style:min-row-height="0.2083in" style:use-optimal-row-height="false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="Aptos" style:font-name-asian="Aptos" style:font-name-complex="Apto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 style:min-row-height="0.2083in"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style:font-name="Aptos" style:font-name-asian="Aptos" style:font-name-complex="Apto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161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164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167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="Aptos" style:font-name-asian="Aptos" style:font-name-complex="Aptos"/>
    </style:style>
    <style:style style:name="T177" style:parent-style-name="DefaultParagraphFont" style:family="text">
      <style:text-properties style:font-name="Aptos" style:font-name-asian="Aptos" style:font-name-complex="Aptos"/>
    </style:style>
    <style:style style:name="T178" style:parent-style-name="DefaultParagraphFont" style:family="text">
      <style:text-properties style:font-name="Aptos" style:font-name-asian="Aptos" style:font-name-complex="Aptos"/>
    </style:style>
    <style:style style:name="T179" style:parent-style-name="DefaultParagraphFont" style:family="text">
      <style:text-properties style:font-name="Aptos" style:font-name-asian="Aptos" style:font-name-complex="Aptos" fo:font-style="italic" style:font-style-asian="italic" style:font-style-complex="italic"/>
    </style:style>
    <style:style style:name="T180" style:parent-style-name="DefaultParagraphFont" style:family="text">
      <style:text-properties style:font-name="Aptos" style:font-name-asian="Aptos" style:font-name-complex="Aptos"/>
    </style:style>
    <style:style style:name="P181" style:parent-style-name="Normal" style:family="paragraph">
      <style:text-properties style:font-name="Aptos" style:font-name-asian="Aptos" style:font-name-complex="Aptos"/>
    </style:style>
    <style:style style:name="TableColumn183" style:family="table-column">
      <style:table-column-properties style:column-width="0.75in" style:use-optimal-column-width="false"/>
    </style:style>
    <style:style style:name="TableColumn184" style:family="table-column">
      <style:table-column-properties style:column-width="0.4375in" style:use-optimal-column-width="false"/>
    </style:style>
    <style:style style:name="TableColumn185" style:family="table-column">
      <style:table-column-properties style:column-width="0.4791in" style:use-optimal-column-width="false"/>
    </style:style>
    <style:style style:name="TableColumn186" style:family="table-column">
      <style:table-column-properties style:column-width="0.552in" style:use-optimal-column-width="false"/>
    </style:style>
    <style:style style:name="TableColumn187" style:family="table-column">
      <style:table-column-properties style:column-width="0.568in" style:use-optimal-column-width="false"/>
    </style:style>
    <style:style style:name="TableColumn188" style:family="table-column">
      <style:table-column-properties style:column-width="1.1145in" style:use-optimal-column-width="false"/>
    </style:style>
    <style:style style:name="TableColumn189" style:family="table-column">
      <style:table-column-properties style:column-width="0.9479in" style:use-optimal-column-width="false"/>
    </style:style>
    <style:style style:name="TableColumn190" style:family="table-column">
      <style:table-column-properties style:column-width="0.8326in" style:use-optimal-column-width="false"/>
    </style:style>
    <style:style style:name="TableColumn191" style:family="table-column">
      <style:table-column-properties style:column-width="0.9222in" style:use-optimal-column-width="false"/>
    </style:style>
    <style:style style:name="Table182" style:family="table">
      <style:table-properties style:width="6.6041in" fo:margin-left="0in" table:align="left"/>
    </style:style>
    <style:style style:name="TableRow192" style:family="table-row">
      <style:table-row-properties style:min-row-height="0.2083in" style:use-optimal-row-height="false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="Aptos" style:font-name-asian="Aptos" style:font-name-complex="Apto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217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 style:min-row-height="0.2083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font-name="Aptos" style:font-name-asian="Aptos" style:font-name-complex="Aptos"/>
    </style:style>
    <style:style style:name="T239" style:parent-style-name="DefaultParagraphFont" style:family="text">
      <style:text-properties style:font-name="Aptos" style:font-name-asian="Aptos" style:font-name-complex="Aptos" fo:font-size="10pt" style:font-size-asian="10pt" style:font-size-complex="10pt"/>
    </style:style>
    <style:style style:name="T240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font-size="10pt" style:font-size-asian="10pt" style:font-size-complex="10pt"/>
    </style:style>
    <style:style style:name="T241" style:parent-style-name="DefaultParagraphFont" style:family="text">
      <style:text-properties style:font-name="Segoe UI" style:font-name-asian="Segoe UI" style:font-name-complex="Segoe UI" fo:font-weight="bold" style:font-weight-asian="bold" style:font-weight-complex="bold" fo:font-size="10pt" style:font-size-asian="10pt" style:font-size-complex="10pt"/>
    </style:style>
    <style:style style:name="T242" style:parent-style-name="DefaultParagraphFont" style:family="text">
      <style:text-properties style:font-name="Aptos" style:font-name-asian="Aptos" style:font-name-complex="Aptos" fo:font-size="10pt" style:font-size-asian="10pt" style:font-size-complex="10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Row259" style:family="table-row">
      <style:table-row-properties style:min-row-height="0.2083in" style:use-optimal-row-height="fals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style:font-name="Aptos" style:font-name-asian="Aptos" style:font-name-complex="Apto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271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274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277" style:parent-style-name="Hyperlink" style:family="text">
      <style:text-properties style:font-name="Aptos" style:font-name-asian="Aptos" style:font-name-complex="Apto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280" style:parent-style-name="Hyperlink" style:family="text">
      <style:text-properties style:font-name="Aptos" style:font-name-asian="Aptos" style:font-name-complex="Apto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283" style:parent-style-name="Hyperlink" style:family="text">
      <style:text-properties style:font-name="Aptos" style:font-name-asian="Aptos" style:font-name-complex="Apto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286" style:parent-style-name="Hyperlink" style:family="text">
      <style:text-properties style:font-name="Aptos" style:font-name-asian="Aptos" style:font-name-complex="Aptos"/>
    </style:style>
    <style:style style:name="TableRow287" style:family="table-row">
      <style:table-row-properties style:min-row-height="0.2083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290" style:parent-style-name="DefaultParagraphFont" style:family="text">
      <style:text-properties style:font-name="Aptos" style:font-name-asian="Aptos" style:font-name-complex="Aptos"/>
    </style:style>
    <style:style style:name="T291" style:parent-style-name="DefaultParagraphFont" style:family="text">
      <style:text-properties style:font-name="Aptos" style:font-name-asian="Aptos" style:font-name-complex="Apto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296" style:parent-style-name="DefaultParagraphFont" style:family="text">
      <style:text-properties style:font-name="Aptos" style:font-name-asian="Aptos" style:font-name-complex="Aptos" fo:font-size="10.5pt" style:font-size-asian="10.5pt" style:font-size-complex="10.5pt"/>
    </style:style>
    <style:style style:name="T297" style:parent-style-name="DefaultParagraphFont" style:family="text">
      <style:text-properties style:font-name="Aptos" style:font-name-asian="Aptos" style:font-name-complex="Aptos" fo:font-size="10.5pt" style:font-size-asian="10.5pt" style:font-size-complex="10.5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Aptos" style:font-name-asian="Aptos" style:font-name-complex="Aptos" fo:font-size="10.5pt" style:font-size-asian="10.5pt" style:font-size-complex="10.5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Row310" style:family="table-row">
      <style:table-row-properties style:min-row-height="0.2083in"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313" style:parent-style-name="DefaultParagraphFont" style:family="text">
      <style:text-properties style:font-name="Aptos" style:font-name-asian="Aptos" style:font-name-complex="Apto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319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322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</style:style>
    <style:style style:name="T325" style:parent-style-name="DefaultParagraphFont" style:family="text">
      <style:text-properties style:font-name="Aptos" style:font-name-asian="Aptos" style:font-name-complex="Aptos" fo:color="#1F1F1F" fo:font-size="10.5pt" style:font-size-asian="10.5pt" style:font-size-complex="10.5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328" style:parent-style-name="Hyperlink" style:family="text">
      <style:text-properties style:font-name="Aptos" style:font-name-asian="Aptos" style:font-name-complex="Apto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T331" style:parent-style-name="Hyperlink" style:family="text">
      <style:text-properties style:font-name="Aptos" style:font-name-asian="Aptos" style:font-name-complex="Apto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334" style:parent-style-name="Hyperlink" style:family="text">
      <style:text-properties style:font-name="Aptos" style:font-name-asian="Aptos" style:font-name-complex="Aptos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337" style:parent-style-name="Hyperlink" style:family="text"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Evaluate the LLMs</text:h>
      <text:p text:style-name="P14">English models:</text:p>
      <text:p text:style-name="Normal"><text:span text:style-name="T15">We evaluated our models on 1</text:span><text:span text:style-name="T16">28<text:s/></text:span><text:span text:style-name="T17">rows of the “</text:span><text:span text:style-name="T18">SQuAD-v1.1”</text:span><text:span text:style-name="T19"><text:s/>dataset and recorded the following metrics for the generated answers.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Models</text:p>
          </table:table-cell>
          <table:table-cell table:style-name="TableCell33">
            <text:p text:style-name="P34">ROUGE-1</text:p>
          </table:table-cell>
          <table:table-cell table:style-name="TableCell35">
            <text:p text:style-name="P36">ROUGE-2</text:p>
          </table:table-cell>
          <table:table-cell table:style-name="TableCell37">
            <text:p text:style-name="P38">ROUGE-L</text:p>
          </table:table-cell>
          <table:table-cell table:style-name="TableCell39">
            <text:p text:style-name="P40">BLEU</text:p>
          </table:table-cell>
          <table:table-cell table:style-name="TableCell41">
            <text:p text:style-name="P42">Faithfulness</text:p>
          </table:table-cell>
          <table:table-cell table:style-name="TableCell43">
            <text:p text:style-name="P44">Relevance</text:p>
          </table:table-cell>
          <table:table-cell table:style-name="TableCell45">
            <text:p text:style-name="P46">Bias</text:p>
          </table:table-cell>
          <table:table-cell table:style-name="TableCell47">
            <text:p text:style-name="P48">Toxicity</text:p>
          </table:table-cell>
        </table:table-row>
        <table:table-row table:style-name="TableRow49">
          <table:table-cell table:style-name="TableCell50">
            <text:p text:style-name="P51"><text:span text:style-name="T52">Gpt-4o-mini</text:span></text:p>
          </table:table-cell>
          <table:table-cell table:style-name="TableCell53">
            <text:p text:style-name="P54"><text:span text:style-name="T55">47.32</text:span></text:p>
          </table:table-cell>
          <table:table-cell table:style-name="TableCell56">
            <text:p text:style-name="P57"><text:span text:style-name="T58">30.46</text:span></text:p>
          </table:table-cell>
          <table:table-cell table:style-name="TableCell59">
            <text:p text:style-name="P60"><text:span text:style-name="T61">47.32</text:span></text:p>
          </table:table-cell>
          <table:table-cell table:style-name="TableCell62">
            <text:p text:style-name="P63"><text:span text:style-name="T64">8.80</text:span></text:p>
          </table:table-cell>
          <table:table-cell table:style-name="TableCell65">
            <text:p text:style-name="P66"><text:a xlink:href="https://1drv.ms/x/c/4d1b5c49f96c6208/EV7ayOSFJDVEr1gh3ZjBAswBpkBA4RggENLV6QO8me1Row?e=aydhYE" office:target-frame-name="_top" xlink:show="replace"><text:span text:style-name="T67">Gpt4_English_Faithfulness_scores.xlsx</text:span></text:a></text:p>
            <text:p text:style-name="P68"/>
          </table:table-cell>
          <table:table-cell table:style-name="TableCell69">
            <text:p text:style-name="P70"><text:a xlink:href="https://1drv.ms/x/c/4d1b5c49f96c6208/EeO4THcYHhBGv6MJzhs_3SkBoo-CfmjGU8qFhn6Awjkt1Q?e=caFRJc" office:target-frame-name="_top" xlink:show="replace"><text:span text:style-name="T71">Gpt4_English_Relevance_scores.xlsx</text:span></text:a></text:p>
            <text:p text:style-name="P72"/>
          </table:table-cell>
          <table:table-cell table:style-name="TableCell73">
            <text:p text:style-name="P74"><text:a xlink:href="https://1drv.ms/x/c/4d1b5c49f96c6208/EacwwhklZeRFjBTv_mon_MoBYcUzXOgQ2NPR64_V4hLaFQ?e=7S0YB8" office:target-frame-name="_top" xlink:show="replace"><text:span text:style-name="T75">Gpt4_English_Bias_scores.xlsx</text:span></text:a></text:p>
          </table:table-cell>
          <table:table-cell table:style-name="TableCell76">
            <text:p text:style-name="P77"><text:a xlink:href="https://1drv.ms/x/c/4d1b5c49f96c6208/ESE8AbMutmdPnRkOhH1hxC0BgDF8VoybTBFgVsxCECXA9w?e=VETyKu" office:target-frame-name="_top" xlink:show="replace"><text:span text:style-name="T78">Gpt4_English_toxicity_scores.xlsx</text:span></text:a></text:p>
          </table:table-cell>
        </table:table-row>
        <table:table-row table:style-name="TableRow79">
          <table:table-cell table:style-name="TableCell80">
            <text:p text:style-name="P81"><text:span text:style-name="T82">google/gemma-2-2b</text:span></text:p>
          </table:table-cell>
          <table:table-cell table:style-name="TableCell83">
            <text:p text:style-name="P84"><text:span text:style-name="T85">0.56</text:span></text:p>
          </table:table-cell>
          <table:table-cell table:style-name="TableCell86">
            <text:p text:style-name="P87"><text:span text:style-name="T88">0.38</text:span></text:p>
          </table:table-cell>
          <table:table-cell table:style-name="TableCell89">
            <text:p text:style-name="P90"><text:span text:style-name="T91">0.59</text:span></text:p>
          </table:table-cell>
          <table:table-cell table:style-name="TableCell92">
            <text:p text:style-name="P93"><text:span text:style-name="T94">0.18</text:span>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Naseej/noon-7b</text:span></text:p>
          </table:table-cell>
          <table:table-cell table:style-name="TableCell107">
            <text:p text:style-name="P108"><text:span text:style-name="T109">75.82</text:span></text:p>
          </table:table-cell>
          <table:table-cell table:style-name="TableCell110">
            <text:p text:style-name="P111"><text:span text:style-name="T112">41.70</text:span></text:p>
          </table:table-cell>
          <table:table-cell table:style-name="TableCell113">
            <text:p text:style-name="P114"><text:span text:style-name="T115">75.22</text:span></text:p>
          </table:table-cell>
          <table:table-cell table:style-name="TableCell116">
            <text:p text:style-name="P117"><text:span text:style-name="T118">2.7</text:span><text:span text:style-name="T119">9</text:span></text:p>
          </table:table-cell>
          <table:table-cell table:style-name="TableCell120">
            <text:p text:style-name="P121"><text:a xlink:href="https://1drv.ms/x/c/4d1b5c49f96c6208/Eeq4zw657OtJgboPtAkyN5UBrH6jUZlKko_VGlL_OPzd9g?e=ct8kVW" office:target-frame-name="_top" xlink:show="replace"><text:span text:style-name="T122">Noon_English_Faithfulness_scores.xlsx</text:span></text:a></text:p>
          </table:table-cell>
          <table:table-cell table:style-name="TableCell123">
            <text:p text:style-name="P124"><text:a xlink:href="https://1drv.ms/x/c/4d1b5c49f96c6208/EbbTiNUk0MhJtHhdfLJKv9wB68SOb2-yF3pLcRhWpcNyug?e=nbSS7b" office:target-frame-name="_top" xlink:show="replace"><text:span text:style-name="T125">Noon_English_Relevance_scores.xlsx</text:span></text:a></text:p>
          </table:table-cell>
          <table:table-cell table:style-name="TableCell126">
            <text:p text:style-name="P127"><text:a xlink:href="https://1drv.ms/x/c/4d1b5c49f96c6208/EXJMi_Z6-dtGtTKN7F9axZUBP15ad7LEj7KMHKV-eHB_YA?e=EM33eh" office:target-frame-name="_top" xlink:show="replace"><text:span text:style-name="T128">Noon_English_Bias_scores.xlsx</text:span></text:a></text:p>
          </table:table-cell>
          <table:table-cell table:style-name="TableCell129">
            <text:p text:style-name="P130"><text:a xlink:href="https://1drv.ms/x/c/4d1b5c49f96c6208/EYmEupNN-AFAjvuMV0drgHABlxhIHIkviE5G2cNL_ZUYnw?e=RPOAXH" office:target-frame-name="_top" xlink:show="replace"><text:span text:style-name="T131">Noon_English_toxicity_scores.xlsx</text:span></text:a></text:p>
          </table:table-cell>
        </table:table-row>
        <table:table-row table:style-name="TableRow132">
          <table:table-cell table:style-name="TableCell133">
            <text:p text:style-name="P134"><text:span text:style-name="T135">HeshamHaroon/Arabic-llama3</text:span></text:p>
          </table:table-cell>
          <table:table-cell table:style-name="TableCell136">
            <text:p text:style-name="P137">50.0</text:p>
          </table:table-cell>
          <table:table-cell table:style-name="TableCell138">
            <text:p text:style-name="P139">37.0</text:p>
          </table:table-cell>
          <table:table-cell table:style-name="TableCell140">
            <text:p text:style-name="P141">49.0</text:p>
          </table:table-cell>
          <table:table-cell table:style-name="TableCell142">
            <text:p text:style-name="P143">18.0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<text:span text:style-name="T155">Omartificial-Intelligence-Space/Arabic-llama3.1-16bit-FT</text:span></text:p>
          </table:table-cell>
          <table:table-cell table:style-name="TableCell156">
            <text:p text:style-name="P157"><text:span text:style-name="T158">74.37</text:span></text:p>
          </table:table-cell>
          <table:table-cell table:style-name="TableCell159">
            <text:p text:style-name="P160"><text:span text:style-name="T161">31.50</text:span></text:p>
          </table:table-cell>
          <table:table-cell table:style-name="TableCell162">
            <text:p text:style-name="P163"><text:span text:style-name="T164">74.37</text:span></text:p>
          </table:table-cell>
          <table:table-cell table:style-name="TableCell165">
            <text:p text:style-name="P166"><text:span text:style-name="T167">1.26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Normal"/>
      <text:p text:style-name="Normal">Arabic Models:</text:p>
      <text:p text:style-name="Normal"><text:span text:style-name="T176">We evaluated our models on 1</text:span><text:span text:style-name="T177">00<text:s/></text:span><text:span text:style-name="T178">rows of the “</text:span><text:span text:style-name="T179">Generated”</text:span><text:span text:style-name="T180"><text:s/>dataset we created and recorded the following metrics for the generated answers.</text:span></text:p>
      <text:p text:style-name="P181"/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Models</text:p>
          </table:table-cell>
          <table:table-cell table:style-name="TableCell195">
            <text:p text:style-name="P196">ROUGE-1</text:p>
          </table:table-cell>
          <table:table-cell table:style-name="TableCell197">
            <text:p text:style-name="P198">ROUGE-2</text:p>
          </table:table-cell>
          <table:table-cell table:style-name="TableCell199">
            <text:p text:style-name="P200">ROUGE-L</text:p>
          </table:table-cell>
          <table:table-cell table:style-name="TableCell201">
            <text:p text:style-name="P202">BLEU</text:p>
          </table:table-cell>
          <table:table-cell table:style-name="TableCell203">
            <text:p text:style-name="P204">Faithfulness</text:p>
          </table:table-cell>
          <table:table-cell table:style-name="TableCell205">
            <text:p text:style-name="P206">Relevance</text:p>
          </table:table-cell>
          <table:table-cell table:style-name="TableCell207">
            <text:p text:style-name="P208">Bias</text:p>
          </table:table-cell>
          <table:table-cell table:style-name="TableCell209">
            <text:p text:style-name="P210">Toxicity</text:p>
          </table:table-cell>
        </table:table-row>
        <table:table-row table:style-name="TableRow211">
          <table:table-cell table:style-name="TableCell212">
            <text:p text:style-name="P213"><text:span text:style-name="T214">Gpt-4o-mini</text:span></text:p>
          </table:table-cell>
          <table:table-cell table:style-name="TableCell215">
            <text:p text:style-name="P216"><text:span text:style-name="T217">39.47</text:span></text:p>
          </table:table-cell>
          <table:table-cell table:style-name="TableCell218">
            <text:p text:style-name="P219"><text:span text:style-name="T220">19.25</text:span></text:p>
          </table:table-cell>
          <table:table-cell table:style-name="TableCell221">
            <text:p text:style-name="P222"><text:span text:style-name="T223">38.81</text:span></text:p>
          </table:table-cell>
          <table:table-cell table:style-name="TableCell224">
            <text:p text:style-name="P225"><text:span text:style-name="T226">55.05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<text:span text:style-name="T238">google/gemma-2-2b<text:s/></text:span><text:span text:style-name="T239">(</text:span><text:span text:style-name="T240">Arabic</text:span><text:span text:style-name="T241"><text:s/>prompt</text:span><text:span text:style-name="T242">)</text:span></text:p>
          </table:table-cell>
          <table:table-cell table:style-name="TableCell243">
            <text:p text:style-name="P244">15.0</text:p>
          </table:table-cell>
          <table:table-cell table:style-name="TableCell245">
            <text:p text:style-name="P246">6.0</text:p>
          </table:table-cell>
          <table:table-cell table:style-name="TableCell247">
            <text:p text:style-name="P248">15.0</text:p>
          </table:table-cell>
          <table:table-cell table:style-name="TableCell249">
            <text:p text:style-name="P250">11.0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<text:span text:style-name="T262">Naseej/noon-7b</text:span></text:p>
          </table:table-cell>
          <table:table-cell table:style-name="TableCell263">
            <text:p text:style-name="P264"><text:span text:style-name="T265">21.54</text:span></text:p>
          </table:table-cell>
          <table:table-cell table:style-name="TableCell266">
            <text:p text:style-name="P267"><text:span text:style-name="T268">4.50</text:span></text:p>
          </table:table-cell>
          <table:table-cell table:style-name="TableCell269">
            <text:p text:style-name="P270"><text:span text:style-name="T271">21.04</text:span></text:p>
          </table:table-cell>
          <table:table-cell table:style-name="TableCell272">
            <text:p text:style-name="P273"><text:span text:style-name="T274">4.58</text:span></text:p>
          </table:table-cell>
          <table:table-cell table:style-name="TableCell275">
            <text:p text:style-name="P276"><text:a xlink:href="https://1drv.ms/x/c/4d1b5c49f96c6208/EWhO7ThjgNBKjH4A2bGXJW0B-GG4n7f_gu3ssIAjsrlkVA?e=MEzGmS" office:target-frame-name="_top" xlink:show="replace"><text:span text:style-name="T277">Noon_Arabic_Faithfulness_scores.xlsx</text:span></text:a></text:p>
          </table:table-cell>
          <table:table-cell table:style-name="TableCell278">
            <text:p text:style-name="P279"><text:a xlink:href="https://1drv.ms/x/c/4d1b5c49f96c6208/EZBfBJC1JiNMg1lyo1tunn4BbiB7l2hHsvKRVOkkPXebEw?e=PjSfR3" office:target-frame-name="_top" xlink:show="replace"><text:span text:style-name="T280">Noon_Arabic_Relevance_scores.xlsx</text:span></text:a></text:p>
          </table:table-cell>
          <table:table-cell table:style-name="TableCell281">
            <text:p text:style-name="P282"><text:a xlink:href="https://1drv.ms/x/c/4d1b5c49f96c6208/ESmlPNSBuo5HozNshUYq6BYB_jvhRm5LrnLkdDq9FeyDGA?e=o7VRBZ" office:target-frame-name="_top" xlink:show="replace"><text:span text:style-name="T283">Noon_Arabic_Bias_scores.xlsx</text:span></text:a></text:p>
          </table:table-cell>
          <table:table-cell table:style-name="TableCell284">
            <text:p text:style-name="P285"><text:a xlink:href="https://1drv.ms/x/c/4d1b5c49f96c6208/EedkU3y7MwRInxZCfVmaVV8BOtBHTxUI9d2NG3yYySBPTg?e=bzandX" office:target-frame-name="_top" xlink:show="replace"><text:span text:style-name="T286">Noon_Arabic_toxicity_scores.xlsx</text:span></text:a></text:p>
          </table:table-cell>
        </table:table-row>
        <table:table-row table:style-name="TableRow287">
          <table:table-cell table:style-name="TableCell288">
            <text:p text:style-name="P289"><text:span text:style-name="T290">HeshamHaroon/Arabic-llama3</text:span><text:span text:style-name="T291"><text:s/>(eng_prompt)</text:span></text:p>
          </table:table-cell>
          <table:table-cell table:style-name="TableCell292">
            <text:p text:style-name="P293">26.0</text:p>
          </table:table-cell>
          <table:table-cell table:style-name="TableCell294">
            <text:p text:style-name="P295"><text:span text:style-name="T296">12</text:span><text:span text:style-name="T297">.0</text:span></text:p>
          </table:table-cell>
          <table:table-cell table:style-name="TableCell298">
            <text:p text:style-name="P299">25.0</text:p>
          </table:table-cell>
          <table:table-cell table:style-name="TableCell300">
            <text:p text:style-name="P301">26.0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Omartificial-Intelligence-Space/Arabic-llama3.1-16bit-FT</text:span></text:p>
          </table:table-cell>
          <table:table-cell table:style-name="TableCell314">
            <text:p text:style-name="P315"><text:span text:style-name="T316">19.41</text:span></text:p>
          </table:table-cell>
          <table:table-cell table:style-name="TableCell317">
            <text:p text:style-name="P318"><text:span text:style-name="T319">1.35</text:span></text:p>
          </table:table-cell>
          <table:table-cell table:style-name="TableCell320">
            <text:p text:style-name="P321"><text:span text:style-name="T322">19.41</text:span></text:p>
          </table:table-cell>
          <table:table-cell table:style-name="TableCell323">
            <text:p text:style-name="P324"><text:span text:style-name="T325">1.23</text:span></text:p>
          </table:table-cell>
          <table:table-cell table:style-name="TableCell326">
            <text:p text:style-name="P327"><text:a xlink:href="https://1drv.ms/x/c/4d1b5c49f96c6208/EfLElpgEzL5LtGAiBbIWyXkB4vGkFGAWyIzHZq13nW3CkQ?e=vPFgLl" office:target-frame-name="_top" xlink:show="replace"><text:span text:style-name="T328">Omar_Arabic_Faithfulness_scores.xlsx</text:span></text:a></text:p>
          </table:table-cell>
          <table:table-cell table:style-name="TableCell329">
            <text:p text:style-name="P330"><text:a xlink:href="https://1drv.ms/x/c/4d1b5c49f96c6208/EZMZK0zMlupDth0EP0cu9MgBUY_FNMO2kKHVDN0hYzdXmQ?e=GUadWK" office:target-frame-name="_top" xlink:show="replace"><text:span text:style-name="T331">Omar_Arabic_Relevance_scores.xlsx</text:span></text:a></text:p>
          </table:table-cell>
          <table:table-cell table:style-name="TableCell332">
            <text:p text:style-name="P333"><text:a xlink:href="https://1drv.ms/x/c/4d1b5c49f96c6208/EfomgxnofABChtTUfY6CBdYBTKtw1DU1ZXVZJHj1PwqzKA?e=KrV9kN" office:target-frame-name="_top" xlink:show="replace"><text:span text:style-name="T334">Omar_Arabic_Bias_scores 1.xlsx</text:span></text:a></text:p>
          </table:table-cell>
          <table:table-cell table:style-name="TableCell335">
            <text:p text:style-name="P336"><text:a xlink:href="https://1drv.ms/x/c/4d1b5c49f96c6208/EQVN0dj_rVpLpAXCq82dbnUBqqOS0cJ3a4E0tVfbQLLtFQ?e=UWnRaZ" office:target-frame-name="_top" xlink:show="replace"><text:span text:style-name="T337">Omar_Arabic_toxicity_scores.xlsx</text:span></text:a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margin-bottom="0in"/>
      <style:text-properties style:font-name="Calibri" style:font-name-asian="Calibri" style:font-name-complex="Calibri" fo:color="#0000FF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Column6" style:family="table-column">
      <style:table-column-properties style:column-width="2.1666in" style:use-optimal-column-width="false"/>
    </style:style>
    <style:style style:name="Table3" style:family="table">
      <style:table-properties style:width="6.5in" fo:margin-left="0in" table:align="left"/>
    </style:style>
    <style:style style:name="TableRow7" style:family="table-row">
      <style:table-row-properties style:min-row-height="0.2083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Header" style:family="paragraph">
      <style:paragraph-properties fo:text-align="center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Header" style:family="paragraph">
      <style:paragraph-properties fo:text-align="end" fo:margin-right="-0.0798in"/>
    </style:style>
    <style:style style:family="graphic" style:name="a0" style:parent-style-name="Graphics">
      <style:graphic-properties fo:wrap-option="no-wrap" fo:border="0.01042in none" fo:padding-top="0.20833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center" style:vertical-pos="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60288" draw:id="id0" draw:style-name="a0" draw:name="Text Box 3" text:anchor-type="paragraph" svg:x="0in" svg:y="0in" svg:width="1.02083in" svg:height="0.4375in" style:rel-width="scale" style:rel-height="scale"><draw:text-box><text:p text:style-name="P2">General access</text:p></draw:text-box><svg:title/><svg:desc>General access</svg:desc></draw:frame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Yara Ramadan Zidan</meta:initial-creator>
    <dc:creator>Aya Abdelaleem Khaled</dc:creator>
    <meta:creation-date>2024-12-14T15:11:00Z</meta:creation-date>
    <dc:date>2024-12-14T15:11:00Z</dc:date>
    <meta:template xlink:href="Normal.dotm" xlink:type="simple"/>
    <meta:editing-cycles>2</meta:editing-cycles>
    <meta:editing-duration>PT0S</meta:editing-duration>
    <meta:user-defined meta:name="ClassificationContentMarkingHeaderShapeIds">e1584f4,77527be7,7b66ba4a</meta:user-defined>
    <meta:user-defined meta:name="ClassificationContentMarkingHeaderFontProps">#0000ff,12,Calibri</meta:user-defined>
    <meta:user-defined meta:name="ClassificationContentMarkingHeaderText">General access</meta:user-defined>
    <meta:user-defined meta:name="MSIP_Label_969fc6c2-57e3-4c4e-935f-27f08787152f_Enabled">true</meta:user-defined>
    <meta:user-defined meta:name="MSIP_Label_969fc6c2-57e3-4c4e-935f-27f08787152f_SetDate">2024-12-12T15:09:13Z</meta:user-defined>
    <meta:user-defined meta:name="MSIP_Label_969fc6c2-57e3-4c4e-935f-27f08787152f_Method">Standard</meta:user-defined>
    <meta:user-defined meta:name="MSIP_Label_969fc6c2-57e3-4c4e-935f-27f08787152f_Name">C1-General access</meta:user-defined>
    <meta:user-defined meta:name="MSIP_Label_969fc6c2-57e3-4c4e-935f-27f08787152f_SiteId">526b8ab1-b977-4460-8087-39fd2ef8859e</meta:user-defined>
    <meta:user-defined meta:name="MSIP_Label_969fc6c2-57e3-4c4e-935f-27f08787152f_ActionId">cb711e32-facd-4c19-a24a-c26ad16303ac</meta:user-defined>
    <meta:user-defined meta:name="MSIP_Label_969fc6c2-57e3-4c4e-935f-27f08787152f_ContentBits">1</meta:user-defined>
    <meta:document-statistic meta:page-count="1" meta:paragraph-count="6" meta:word-count="495" meta:character-count="3313" meta:row-count="23" meta:non-whitespace-character-count="2824"/>
  </office:meta>
</office:document-meta>
</file>